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Vennikkal(h)</text:p>
          </table:table-cell>
          <table:table-cell office:value-type="float" office:value="7034586115" calcext:value-type="float">
            <text:p>70345861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eshma</text:p>
          </table:table-cell>
          <table:table-cell office:value-type="string" calcext:value-type="string">
            <text:p>abc</text:p>
          </table:table-cell>
          <table:table-cell office:value-type="float" office:value="9847994369" calcext:value-type="float">
            <text:p>9847994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41:04.402983725</meta:creation-date>
    <dc:date>2018-03-17T09:47:30.763668020</dc:date>
    <meta:editing-duration>P0D</meta:editing-duration>
    <meta:editing-cycles>1</meta:editing-cycles>
    <meta:document-statistic meta:table-count="1" meta:cell-count="12" meta:object-count="0"/>
    <meta:generator>LibreOffice/4.2.8.2$Linux_x86 LibreOffice_project/420m0$Build-2</meta:generator>
  </office:meta>
</office:document-meta>
</file>